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6-03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4-10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2-27 2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12-17 2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9-19 1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6-28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6-06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4-26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4-22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1-02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11-07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8-31 1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8-09 21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6-28 2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4-19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020672" calcext:value-type="float">
            <text:p>205.0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0542" calcext:value-type="float">
            <text:p>205.0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102968" calcext:value-type="float">
            <text:p>205.1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151736" calcext:value-type="float">
            <text:p>205.1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194408" calcext:value-type="float">
            <text:p>205.1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133448" calcext:value-type="float">
            <text:p>205.1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060296" calcext:value-type="float">
            <text:p>205.0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075536" calcext:value-type="float">
            <text:p>205.0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090776" calcext:value-type="float">
            <text:p>205.0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118208" calcext:value-type="float">
            <text:p>205.1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148688" calcext:value-type="float">
            <text:p>205.1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182216" calcext:value-type="float">
            <text:p>205.1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215744" calcext:value-type="float">
            <text:p>205.2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26756" calcext:value-type="float">
            <text:p>205.2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331568" calcext:value-type="float">
            <text:p>205.3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38948" calcext:value-type="float">
            <text:p>205.3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456536" calcext:value-type="float">
            <text:p>205.4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4352" calcext:value-type="float">
            <text:p>205.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352904" calcext:value-type="float">
            <text:p>205.3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234032" calcext:value-type="float">
            <text:p>205.2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279752" calcext:value-type="float">
            <text:p>205.2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362048" calcext:value-type="float">
            <text:p>205.3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291944" calcext:value-type="float">
            <text:p>205.2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057248" calcext:value-type="float">
            <text:p>205.0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965808" calcext:value-type="float">
            <text:p>204.9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032864" calcext:value-type="float">
            <text:p>205.0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066392" calcext:value-type="float">
            <text:p>205.0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953616" calcext:value-type="float">
            <text:p>204.9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91488" calcext:value-type="float">
            <text:p>204.6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51864" calcext:value-type="float">
            <text:p>204.6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67104" calcext:value-type="float">
            <text:p>204.6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732" calcext:value-type="float">
            <text:p>204.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85392" calcext:value-type="float">
            <text:p>204.6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94536" calcext:value-type="float">
            <text:p>204.6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09776" calcext:value-type="float">
            <text:p>204.7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28064" calcext:value-type="float">
            <text:p>204.7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2-14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61592" calcext:value-type="float">
            <text:p>204.7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801216" calcext:value-type="float">
            <text:p>204.8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853032" calcext:value-type="float">
            <text:p>204.8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88656" calcext:value-type="float">
            <text:p>204.8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822552" calcext:value-type="float">
            <text:p>204.8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54912" calcext:value-type="float">
            <text:p>204.6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2-08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84808" calcext:value-type="float">
            <text:p>204.5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6652" calcext:value-type="float">
            <text:p>204.5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57376" calcext:value-type="float">
            <text:p>204.5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60424" calcext:value-type="float">
            <text:p>204.5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69568" calcext:value-type="float">
            <text:p>204.5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69568" calcext:value-type="float">
            <text:p>204.5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8176" calcext:value-type="float">
            <text:p>204.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93952" calcext:value-type="float">
            <text:p>204.5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06144" calcext:value-type="float">
            <text:p>204.6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18336" calcext:value-type="float">
            <text:p>204.6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33576" calcext:value-type="float">
            <text:p>204.6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4272" calcext:value-type="float">
            <text:p>204.6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54912" calcext:value-type="float">
            <text:p>204.6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64056" calcext:value-type="float">
            <text:p>204.6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82344" calcext:value-type="float">
            <text:p>204.6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06728" calcext:value-type="float">
            <text:p>204.7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15872" calcext:value-type="float">
            <text:p>204.7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94536" calcext:value-type="float">
            <text:p>204.6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21384" calcext:value-type="float">
            <text:p>204.6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60424" calcext:value-type="float">
            <text:p>204.5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75664" calcext:value-type="float">
            <text:p>204.5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75664" calcext:value-type="float">
            <text:p>204.5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69568" calcext:value-type="float">
            <text:p>204.5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72616" calcext:value-type="float">
            <text:p>204.5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75664" calcext:value-type="float">
            <text:p>204.5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87856" calcext:value-type="float">
            <text:p>204.5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00048" calcext:value-type="float">
            <text:p>204.6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1224" calcext:value-type="float">
            <text:p>204.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21384" calcext:value-type="float">
            <text:p>204.6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33576" calcext:value-type="float">
            <text:p>204.6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45768" calcext:value-type="float">
            <text:p>204.6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67104" calcext:value-type="float">
            <text:p>204.6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91488" calcext:value-type="float">
            <text:p>204.6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79296" calcext:value-type="float">
            <text:p>204.6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18336" calcext:value-type="float">
            <text:p>204.6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93952" calcext:value-type="float">
            <text:p>204.5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00048" calcext:value-type="float">
            <text:p>204.6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06144" calcext:value-type="float">
            <text:p>204.6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24432" calcext:value-type="float">
            <text:p>204.6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24432" calcext:value-type="float">
            <text:p>204.6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03096" calcext:value-type="float">
            <text:p>204.6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21384" calcext:value-type="float">
            <text:p>204.6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45768" calcext:value-type="float">
            <text:p>204.6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39672" calcext:value-type="float">
            <text:p>204.6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5128" calcext:value-type="float">
            <text:p>204.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0556" calcext:value-type="float">
            <text:p>204.5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54328" calcext:value-type="float">
            <text:p>204.5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5128" calcext:value-type="float">
            <text:p>204.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57376" calcext:value-type="float">
            <text:p>204.5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6652" calcext:value-type="float">
            <text:p>204.5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8176" calcext:value-type="float">
            <text:p>204.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93952" calcext:value-type="float">
            <text:p>204.5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87856" calcext:value-type="float">
            <text:p>204.5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5128" calcext:value-type="float">
            <text:p>204.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208" calcext:value-type="float">
            <text:p>204.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11656" calcext:value-type="float">
            <text:p>204.5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11656" calcext:value-type="float">
            <text:p>204.5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08608" calcext:value-type="float">
            <text:p>204.5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0556" calcext:value-type="float">
            <text:p>204.5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96416" calcext:value-type="float">
            <text:p>204.4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96416" calcext:value-type="float">
            <text:p>204.4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0556" calcext:value-type="float">
            <text:p>204.5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11656" calcext:value-type="float">
            <text:p>204.5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14704" calcext:value-type="float">
            <text:p>204.5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208" calcext:value-type="float">
            <text:p>204.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26896" calcext:value-type="float">
            <text:p>204.5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39088" calcext:value-type="float">
            <text:p>204.5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45184" calcext:value-type="float">
            <text:p>204.5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57376" calcext:value-type="float">
            <text:p>204.5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69568" calcext:value-type="float">
            <text:p>204.5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45184" calcext:value-type="float">
            <text:p>204.5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02512" calcext:value-type="float">
            <text:p>204.5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87272" calcext:value-type="float">
            <text:p>204.4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78128" calcext:value-type="float">
            <text:p>204.4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68984" calcext:value-type="float">
            <text:p>204.4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65936" calcext:value-type="float">
            <text:p>204.4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62888" calcext:value-type="float">
            <text:p>204.4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62888" calcext:value-type="float">
            <text:p>204.4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5984" calcext:value-type="float">
            <text:p>204.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65936" calcext:value-type="float">
            <text:p>204.4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72032" calcext:value-type="float">
            <text:p>204.4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72032" calcext:value-type="float">
            <text:p>204.4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72032" calcext:value-type="float">
            <text:p>204.4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78128" calcext:value-type="float">
            <text:p>204.4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99464" calcext:value-type="float">
            <text:p>204.4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17752" calcext:value-type="float">
            <text:p>204.5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14704" calcext:value-type="float">
            <text:p>204.5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208" calcext:value-type="float">
            <text:p>204.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23848" calcext:value-type="float">
            <text:p>204.5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26896" calcext:value-type="float">
            <text:p>204.5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11-08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23848" calcext:value-type="float">
            <text:p>204.5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3604" calcext:value-type="float">
            <text:p>204.5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45184" calcext:value-type="float">
            <text:p>204.5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39088" calcext:value-type="float">
            <text:p>204.5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42136" calcext:value-type="float">
            <text:p>204.5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54328" calcext:value-type="float">
            <text:p>204.5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69568" calcext:value-type="float">
            <text:p>204.5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69568" calcext:value-type="float">
            <text:p>204.5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5128" calcext:value-type="float">
            <text:p>204.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5128" calcext:value-type="float">
            <text:p>204.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69568" calcext:value-type="float">
            <text:p>204.5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8176" calcext:value-type="float">
            <text:p>204.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60424" calcext:value-type="float">
            <text:p>204.5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81176" calcext:value-type="float">
            <text:p>204.4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1412" calcext:value-type="float">
            <text:p>204.4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08024" calcext:value-type="float">
            <text:p>204.4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11072" calcext:value-type="float">
            <text:p>204.4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20216" calcext:value-type="float">
            <text:p>204.4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26312" calcext:value-type="float">
            <text:p>204.4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20216" calcext:value-type="float">
            <text:p>204.4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395832" calcext:value-type="float">
            <text:p>204.3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3684" calcext:value-type="float">
            <text:p>204.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350112" calcext:value-type="float">
            <text:p>204.3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350112" calcext:value-type="float">
            <text:p>204.3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344016" calcext:value-type="float">
            <text:p>204.3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340968" calcext:value-type="float">
            <text:p>204.3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340968" calcext:value-type="float">
            <text:p>204.3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331824" calcext:value-type="float">
            <text:p>204.3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32268" calcext:value-type="float">
            <text:p>204.3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32268" calcext:value-type="float">
            <text:p>204.3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325728" calcext:value-type="float">
            <text:p>204.3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316584" calcext:value-type="float">
            <text:p>204.3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30744" calcext:value-type="float">
            <text:p>204.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304392" calcext:value-type="float">
            <text:p>204.3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301344" calcext:value-type="float">
            <text:p>204.3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301344" calcext:value-type="float">
            <text:p>204.3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301344" calcext:value-type="float">
            <text:p>204.3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304392" calcext:value-type="float">
            <text:p>204.3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313536" calcext:value-type="float">
            <text:p>204.3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316584" calcext:value-type="float">
            <text:p>204.3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313536" calcext:value-type="float">
            <text:p>204.3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310488" calcext:value-type="float">
            <text:p>204.3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310488" calcext:value-type="float">
            <text:p>204.3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304392" calcext:value-type="float">
            <text:p>204.3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2922" calcext:value-type="float">
            <text:p>204.2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289152" calcext:value-type="float">
            <text:p>204.2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289152" calcext:value-type="float">
            <text:p>204.2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2922" calcext:value-type="float">
            <text:p>204.2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298296" calcext:value-type="float">
            <text:p>204.2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301344" calcext:value-type="float">
            <text:p>204.3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301344" calcext:value-type="float">
            <text:p>204.3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301344" calcext:value-type="float">
            <text:p>204.3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310488" calcext:value-type="float">
            <text:p>204.3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325728" calcext:value-type="float">
            <text:p>204.3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344016" calcext:value-type="float">
            <text:p>204.3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350112" calcext:value-type="float">
            <text:p>204.3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331824" calcext:value-type="float">
            <text:p>204.3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295248" calcext:value-type="float">
            <text:p>204.2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255624" calcext:value-type="float">
            <text:p>204.2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258672" calcext:value-type="float">
            <text:p>204.2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264768" calcext:value-type="float">
            <text:p>204.2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273912" calcext:value-type="float">
            <text:p>204.2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283056" calcext:value-type="float">
            <text:p>204.2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289152" calcext:value-type="float">
            <text:p>204.2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295248" calcext:value-type="float">
            <text:p>204.2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301344" calcext:value-type="float">
            <text:p>204.3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32268" calcext:value-type="float">
            <text:p>204.3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33792" calcext:value-type="float">
            <text:p>204.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356208" calcext:value-type="float">
            <text:p>204.3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8-31 1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374496" calcext:value-type="float">
            <text:p>204.3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356208" calcext:value-type="float">
            <text:p>204.3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313536" calcext:value-type="float">
            <text:p>204.3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2922" calcext:value-type="float">
            <text:p>204.2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298296" calcext:value-type="float">
            <text:p>204.2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30744" calcext:value-type="float">
            <text:p>204.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316584" calcext:value-type="float">
            <text:p>204.3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325728" calcext:value-type="float">
            <text:p>204.3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334872" calcext:value-type="float">
            <text:p>204.3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340968" calcext:value-type="float">
            <text:p>204.3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347064" calcext:value-type="float">
            <text:p>204.3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347064" calcext:value-type="float">
            <text:p>204.3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35316" calcext:value-type="float">
            <text:p>204.3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365352" calcext:value-type="float">
            <text:p>204.3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377544" calcext:value-type="float">
            <text:p>204.3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395832" calcext:value-type="float">
            <text:p>204.3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1412" calcext:value-type="float">
            <text:p>204.4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2936" calcext:value-type="float">
            <text:p>204.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41552" calcext:value-type="float">
            <text:p>204.4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56792" calcext:value-type="float">
            <text:p>204.4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7508" calcext:value-type="float">
            <text:p>204.4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9032" calcext:value-type="float">
            <text:p>204.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0556" calcext:value-type="float">
            <text:p>204.5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0556" calcext:value-type="float">
            <text:p>204.5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93368" calcext:value-type="float">
            <text:p>204.4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0556" calcext:value-type="float">
            <text:p>204.5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208" calcext:value-type="float">
            <text:p>204.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17752" calcext:value-type="float">
            <text:p>204.5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93368" calcext:value-type="float">
            <text:p>204.4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0556" calcext:value-type="float">
            <text:p>204.5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26896" calcext:value-type="float">
            <text:p>204.5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48232" calcext:value-type="float">
            <text:p>204.5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72616" calcext:value-type="float">
            <text:p>204.5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00048" calcext:value-type="float">
            <text:p>204.6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21384" calcext:value-type="float">
            <text:p>204.6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09192" calcext:value-type="float">
            <text:p>204.6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4272" calcext:value-type="float">
            <text:p>204.6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61008" calcext:value-type="float">
            <text:p>204.6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18336" calcext:value-type="float">
            <text:p>204.6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87272" calcext:value-type="float">
            <text:p>204.4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35456" calcext:value-type="float">
            <text:p>204.4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62888" calcext:value-type="float">
            <text:p>204.4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87272" calcext:value-type="float">
            <text:p>204.4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0556" calcext:value-type="float">
            <text:p>204.5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11656" calcext:value-type="float">
            <text:p>204.5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87272" calcext:value-type="float">
            <text:p>204.4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47648" calcext:value-type="float">
            <text:p>204.4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11072" calcext:value-type="float">
            <text:p>204.4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08024" calcext:value-type="float">
            <text:p>204.4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23264" calcext:value-type="float">
            <text:p>204.4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38504" calcext:value-type="float">
            <text:p>204.4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53744" calcext:value-type="float">
            <text:p>204.4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78128" calcext:value-type="float">
            <text:p>204.4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0556" calcext:value-type="float">
            <text:p>204.5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14704" calcext:value-type="float">
            <text:p>204.5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208" calcext:value-type="float">
            <text:p>204.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14704" calcext:value-type="float">
            <text:p>204.5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78128" calcext:value-type="float">
            <text:p>204.4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62888" calcext:value-type="float">
            <text:p>204.4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72032" calcext:value-type="float">
            <text:p>204.4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65936" calcext:value-type="float">
            <text:p>204.4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53744" calcext:value-type="float">
            <text:p>204.4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62888" calcext:value-type="float">
            <text:p>204.4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7508" calcext:value-type="float">
            <text:p>204.4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9032" calcext:value-type="float">
            <text:p>204.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6-27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08608" calcext:value-type="float">
            <text:p>204.5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96416" calcext:value-type="float">
            <text:p>204.4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87272" calcext:value-type="float">
            <text:p>204.4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96416" calcext:value-type="float">
            <text:p>204.4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14704" calcext:value-type="float">
            <text:p>204.5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26896" calcext:value-type="float">
            <text:p>204.5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45184" calcext:value-type="float">
            <text:p>204.5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69568" calcext:value-type="float">
            <text:p>204.5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8176" calcext:value-type="float">
            <text:p>204.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97" calcext:value-type="float">
            <text:p>204.5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1224" calcext:value-type="float">
            <text:p>204.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36624" calcext:value-type="float">
            <text:p>204.6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64056" calcext:value-type="float">
            <text:p>204.6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732" calcext:value-type="float">
            <text:p>204.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82344" calcext:value-type="float">
            <text:p>204.6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97584" calcext:value-type="float">
            <text:p>204.6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21968" calcext:value-type="float">
            <text:p>204.7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494" calcext:value-type="float">
            <text:p>204.7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37208" calcext:value-type="float">
            <text:p>204.7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94536" calcext:value-type="float">
            <text:p>204.6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54912" calcext:value-type="float">
            <text:p>204.6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36624" calcext:value-type="float">
            <text:p>204.6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4272" calcext:value-type="float">
            <text:p>204.6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48816" calcext:value-type="float">
            <text:p>204.6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64056" calcext:value-type="float">
            <text:p>204.6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79296" calcext:value-type="float">
            <text:p>204.6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85392" calcext:value-type="float">
            <text:p>204.6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97584" calcext:value-type="float">
            <text:p>204.6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15872" calcext:value-type="float">
            <text:p>204.7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3416" calcext:value-type="float">
            <text:p>204.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52448" calcext:value-type="float">
            <text:p>204.7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6464" calcext:value-type="float">
            <text:p>204.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70736" calcext:value-type="float">
            <text:p>204.7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82928" calcext:value-type="float">
            <text:p>204.7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801216" calcext:value-type="float">
            <text:p>204.8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822552" calcext:value-type="float">
            <text:p>204.8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846936" calcext:value-type="float">
            <text:p>204.8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837792" calcext:value-type="float">
            <text:p>204.8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846936" calcext:value-type="float">
            <text:p>204.8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865224" calcext:value-type="float">
            <text:p>204.8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859128" calcext:value-type="float">
            <text:p>204.8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874368" calcext:value-type="float">
            <text:p>204.8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904848" calcext:value-type="float">
            <text:p>204.9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929232" calcext:value-type="float">
            <text:p>204.9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956664" calcext:value-type="float">
            <text:p>204.9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996288" calcext:value-type="float">
            <text:p>204.9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042008" calcext:value-type="float">
            <text:p>205.0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09992" calcext:value-type="float">
            <text:p>205.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173072" calcext:value-type="float">
            <text:p>205.1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261464" calcext:value-type="float">
            <text:p>205.2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349856" calcext:value-type="float">
            <text:p>205.3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395576" calcext:value-type="float">
            <text:p>205.3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355952" calcext:value-type="float">
            <text:p>205.3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270608" calcext:value-type="float">
            <text:p>205.2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249272" calcext:value-type="float">
            <text:p>205.2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118208" calcext:value-type="float">
            <text:p>205.1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063344" calcext:value-type="float">
            <text:p>205.0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00848" calcext:value-type="float">
            <text:p>205.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859128" calcext:value-type="float">
            <text:p>204.8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859128" calcext:value-type="float">
            <text:p>204.8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880464" calcext:value-type="float">
            <text:p>204.8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910944" calcext:value-type="float">
            <text:p>204.9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944472" calcext:value-type="float">
            <text:p>204.9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91704" calcext:value-type="float">
            <text:p>204.9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904848" calcext:value-type="float">
            <text:p>204.9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920088" calcext:value-type="float">
            <text:p>204.9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93228" calcext:value-type="float">
            <text:p>204.9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93228" calcext:value-type="float">
            <text:p>204.9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94752" calcext:value-type="float">
            <text:p>204.9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959712" calcext:value-type="float">
            <text:p>204.9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987144" calcext:value-type="float">
            <text:p>204.9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017624" calcext:value-type="float">
            <text:p>205.0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066392" calcext:value-type="float">
            <text:p>205.0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109064" calcext:value-type="float">
            <text:p>205.1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08468" calcext:value-type="float">
            <text:p>205.0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057248" calcext:value-type="float">
            <text:p>205.0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078584" calcext:value-type="float">
            <text:p>205.0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121256" calcext:value-type="float">
            <text:p>205.1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170024" calcext:value-type="float">
            <text:p>205.1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224888" calcext:value-type="float">
            <text:p>205.2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2828" calcext:value-type="float">
            <text:p>205.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4-07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29804" calcext:value-type="float">
            <text:p>205.2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227936" calcext:value-type="float">
            <text:p>205.2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200504" calcext:value-type="float">
            <text:p>205.2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224888" calcext:value-type="float">
            <text:p>205.2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243176" calcext:value-type="float">
            <text:p>205.2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279752" calcext:value-type="float">
            <text:p>205.2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255368" calcext:value-type="float">
            <text:p>205.2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124304" calcext:value-type="float">
            <text:p>205.1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996288" calcext:value-type="float">
            <text:p>204.9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00848" calcext:value-type="float">
            <text:p>205.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051152" calcext:value-type="float">
            <text:p>205.0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090776" calcext:value-type="float">
            <text:p>205.0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109064" calcext:value-type="float">
            <text:p>205.1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106016" calcext:value-type="float">
            <text:p>205.1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072488" calcext:value-type="float">
            <text:p>205.0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066392" calcext:value-type="float">
            <text:p>205.0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087728" calcext:value-type="float">
            <text:p>205.0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118208" calcext:value-type="float">
            <text:p>205.1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109064" calcext:value-type="float">
            <text:p>205.1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017624" calcext:value-type="float">
            <text:p>205.0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941424" calcext:value-type="float">
            <text:p>204.9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935328" calcext:value-type="float">
            <text:p>204.9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944472" calcext:value-type="float">
            <text:p>204.9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94752" calcext:value-type="float">
            <text:p>204.9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956664" calcext:value-type="float">
            <text:p>204.9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971904" calcext:value-type="float">
            <text:p>204.9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99324" calcext:value-type="float">
            <text:p>204.9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02372" calcext:value-type="float">
            <text:p>205.0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045056" calcext:value-type="float">
            <text:p>205.0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066392" calcext:value-type="float">
            <text:p>205.0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078584" calcext:value-type="float">
            <text:p>205.0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075536" calcext:value-type="float">
            <text:p>205.0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072488" calcext:value-type="float">
            <text:p>205.0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090776" calcext:value-type="float">
            <text:p>205.0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11516" calcext:value-type="float">
            <text:p>205.1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139544" calcext:value-type="float">
            <text:p>205.1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166976" calcext:value-type="float">
            <text:p>205.1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185264" calcext:value-type="float">
            <text:p>205.1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22184" calcext:value-type="float">
            <text:p>205.2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276704" calcext:value-type="float">
            <text:p>205.2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349856" calcext:value-type="float">
            <text:p>205.3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426056" calcext:value-type="float">
            <text:p>205.4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5114" calcext:value-type="float">
            <text:p>205.5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554072" calcext:value-type="float">
            <text:p>205.5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575408" calcext:value-type="float">
            <text:p>205.5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551024" calcext:value-type="float">
            <text:p>205.5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569312" calcext:value-type="float">
            <text:p>205.5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611984" calcext:value-type="float">
            <text:p>205.6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627224" calcext:value-type="float">
            <text:p>205.6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401672" calcext:value-type="float">
            <text:p>205.4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853032" calcext:value-type="float">
            <text:p>204.8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9512" calcext:value-type="float">
            <text:p>204.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813408" calcext:value-type="float">
            <text:p>204.8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831696" calcext:value-type="float">
            <text:p>204.8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801216" calcext:value-type="float">
            <text:p>204.8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494" calcext:value-type="float">
            <text:p>204.7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31112" calcext:value-type="float">
            <text:p>204.7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37208" calcext:value-type="float">
            <text:p>204.7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40256" calcext:value-type="float">
            <text:p>204.7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43304" calcext:value-type="float">
            <text:p>204.7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494" calcext:value-type="float">
            <text:p>204.7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58544" calcext:value-type="float">
            <text:p>204.7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73784" calcext:value-type="float">
            <text:p>204.7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82928" calcext:value-type="float">
            <text:p>204.7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52448" calcext:value-type="float">
            <text:p>204.7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12824" calcext:value-type="float">
            <text:p>204.7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09776" calcext:value-type="float">
            <text:p>204.7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15872" calcext:value-type="float">
            <text:p>204.7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21968" calcext:value-type="float">
            <text:p>204.7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1-28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3416" calcext:value-type="float">
            <text:p>204.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25016" calcext:value-type="float">
            <text:p>204.7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25016" calcext:value-type="float">
            <text:p>204.7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37208" calcext:value-type="float">
            <text:p>204.7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46352" calcext:value-type="float">
            <text:p>204.7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46352" calcext:value-type="float">
            <text:p>204.7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43304" calcext:value-type="float">
            <text:p>204.7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46352" calcext:value-type="float">
            <text:p>204.7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494" calcext:value-type="float">
            <text:p>204.7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58544" calcext:value-type="float">
            <text:p>204.7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67688" calcext:value-type="float">
            <text:p>204.7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73784" calcext:value-type="float">
            <text:p>204.7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85976" calcext:value-type="float">
            <text:p>204.7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85976" calcext:value-type="float">
            <text:p>204.7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92072" calcext:value-type="float">
            <text:p>204.7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9512" calcext:value-type="float">
            <text:p>204.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801216" calcext:value-type="float">
            <text:p>204.8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81036" calcext:value-type="float">
            <text:p>204.8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8256" calcext:value-type="float">
            <text:p>204.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843888" calcext:value-type="float">
            <text:p>204.8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87132" calcext:value-type="float">
            <text:p>204.8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883512" calcext:value-type="float">
            <text:p>204.8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898752" calcext:value-type="float">
            <text:p>204.8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929232" calcext:value-type="float">
            <text:p>204.9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953616" calcext:value-type="float">
            <text:p>204.9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965808" calcext:value-type="float">
            <text:p>204.9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990192" calcext:value-type="float">
            <text:p>204.9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020672" calcext:value-type="float">
            <text:p>205.0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057248" calcext:value-type="float">
            <text:p>205.0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072488" calcext:value-type="float">
            <text:p>205.0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032864" calcext:value-type="float">
            <text:p>205.0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981048" calcext:value-type="float">
            <text:p>204.9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926184" calcext:value-type="float">
            <text:p>204.9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892656" calcext:value-type="float">
            <text:p>204.8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910944" calcext:value-type="float">
            <text:p>204.9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93228" calcext:value-type="float">
            <text:p>204.9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953616" calcext:value-type="float">
            <text:p>204.9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978" calcext:value-type="float">
            <text:p>204.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02372" calcext:value-type="float">
            <text:p>205.0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042008" calcext:value-type="float">
            <text:p>205.0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045056" calcext:value-type="float">
            <text:p>205.0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99324" calcext:value-type="float">
            <text:p>204.9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96276" calcext:value-type="float">
            <text:p>204.9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1-12-16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002384" calcext:value-type="float">
            <text:p>205.0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1-04-22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494" calcext:value-type="float">
            <text:p>204.7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20-07-23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25016" calcext:value-type="float">
            <text:p>204.7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9-08-05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5796" calcext:value-type="float">
            <text:p>204.6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11-08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11516" calcext:value-type="float">
            <text:p>205.1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9-21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72032" calcext:value-type="float">
            <text:p>204.4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56792" calcext:value-type="float">
            <text:p>204.4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11072" calcext:value-type="float">
            <text:p>204.4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392784" calcext:value-type="float">
            <text:p>204.3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389736" calcext:value-type="float">
            <text:p>204.3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386688" calcext:value-type="float">
            <text:p>204.3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392784" calcext:value-type="float">
            <text:p>204.3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01928" calcext:value-type="float">
            <text:p>204.4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01928" calcext:value-type="float">
            <text:p>204.4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04976" calcext:value-type="float">
            <text:p>204.4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08024" calcext:value-type="float">
            <text:p>204.4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20216" calcext:value-type="float">
            <text:p>204.4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2936" calcext:value-type="float">
            <text:p>204.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35456" calcext:value-type="float">
            <text:p>204.4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26312" calcext:value-type="float">
            <text:p>204.4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9-06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01928" calcext:value-type="float">
            <text:p>204.4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08024" calcext:value-type="float">
            <text:p>204.4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08024" calcext:value-type="float">
            <text:p>204.4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17168" calcext:value-type="float">
            <text:p>204.4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20216" calcext:value-type="float">
            <text:p>204.4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2936" calcext:value-type="float">
            <text:p>204.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38504" calcext:value-type="float">
            <text:p>204.4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446" calcext:value-type="float">
            <text:p>204.4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56792" calcext:value-type="float">
            <text:p>204.4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65936" calcext:value-type="float">
            <text:p>204.4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7508" calcext:value-type="float">
            <text:p>204.4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81176" calcext:value-type="float">
            <text:p>204.4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9032" calcext:value-type="float">
            <text:p>204.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08608" calcext:value-type="float">
            <text:p>204.5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208" calcext:value-type="float">
            <text:p>204.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02512" calcext:value-type="float">
            <text:p>204.5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78128" calcext:value-type="float">
            <text:p>204.4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84224" calcext:value-type="float">
            <text:p>204.4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93368" calcext:value-type="float">
            <text:p>204.4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93368" calcext:value-type="float">
            <text:p>204.4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08608" calcext:value-type="float">
            <text:p>204.5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208" calcext:value-type="float">
            <text:p>204.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39088" calcext:value-type="float">
            <text:p>204.5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54328" calcext:value-type="float">
            <text:p>204.5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6652" calcext:value-type="float">
            <text:p>204.5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8176" calcext:value-type="float">
            <text:p>204.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06144" calcext:value-type="float">
            <text:p>204.6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33576" calcext:value-type="float">
            <text:p>204.6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61008" calcext:value-type="float">
            <text:p>204.6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8844" calcext:value-type="float">
            <text:p>204.6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21968" calcext:value-type="float">
            <text:p>204.7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58544" calcext:value-type="float">
            <text:p>204.7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85976" calcext:value-type="float">
            <text:p>204.7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12824" calcext:value-type="float">
            <text:p>204.7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8-03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61008" calcext:value-type="float">
            <text:p>204.6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85392" calcext:value-type="float">
            <text:p>204.6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94536" calcext:value-type="float">
            <text:p>204.6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25016" calcext:value-type="float">
            <text:p>204.7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6464" calcext:value-type="float">
            <text:p>204.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804264" calcext:value-type="float">
            <text:p>204.8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846936" calcext:value-type="float">
            <text:p>204.8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892656" calcext:value-type="float">
            <text:p>204.8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959712" calcext:value-type="float">
            <text:p>204.9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060296" calcext:value-type="float">
            <text:p>205.0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188312" calcext:value-type="float">
            <text:p>205.1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31328" calcext:value-type="float">
            <text:p>205.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249272" calcext:value-type="float">
            <text:p>205.2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849984" calcext:value-type="float">
            <text:p>204.8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9512" calcext:value-type="float">
            <text:p>204.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40256" calcext:value-type="float">
            <text:p>204.7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76832" calcext:value-type="float">
            <text:p>204.7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822552" calcext:value-type="float">
            <text:p>204.8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868272" calcext:value-type="float">
            <text:p>204.8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923136" calcext:value-type="float">
            <text:p>204.9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987144" calcext:value-type="float">
            <text:p>204.9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005432" calcext:value-type="float">
            <text:p>205.0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045056" calcext:value-type="float">
            <text:p>205.0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127352" calcext:value-type="float">
            <text:p>205.1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185264" calcext:value-type="float">
            <text:p>205.1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200504" calcext:value-type="float">
            <text:p>205.2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03896" calcext:value-type="float">
            <text:p>205.0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00632" calcext:value-type="float">
            <text:p>204.7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732" calcext:value-type="float">
            <text:p>204.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00632" calcext:value-type="float">
            <text:p>204.7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21968" calcext:value-type="float">
            <text:p>204.7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7-03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15872" calcext:value-type="float">
            <text:p>204.7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1892" calcext:value-type="float">
            <text:p>204.7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40256" calcext:value-type="float">
            <text:p>204.7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00632" calcext:value-type="float">
            <text:p>204.7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64056" calcext:value-type="float">
            <text:p>204.6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76248" calcext:value-type="float">
            <text:p>204.6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85392" calcext:value-type="float">
            <text:p>204.6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97584" calcext:value-type="float">
            <text:p>204.6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12824" calcext:value-type="float">
            <text:p>204.7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37208" calcext:value-type="float">
            <text:p>204.7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40256" calcext:value-type="float">
            <text:p>204.7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31112" calcext:value-type="float">
            <text:p>204.7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43304" calcext:value-type="float">
            <text:p>204.7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46352" calcext:value-type="float">
            <text:p>204.7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46352" calcext:value-type="float">
            <text:p>204.7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70736" calcext:value-type="float">
            <text:p>204.7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7988" calcext:value-type="float">
            <text:p>204.7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85976" calcext:value-type="float">
            <text:p>204.7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85976" calcext:value-type="float">
            <text:p>204.7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61592" calcext:value-type="float">
            <text:p>204.7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58544" calcext:value-type="float">
            <text:p>204.7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70736" calcext:value-type="float">
            <text:p>204.7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98168" calcext:value-type="float">
            <text:p>204.7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8256" calcext:value-type="float">
            <text:p>204.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846936" calcext:value-type="float">
            <text:p>204.8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865224" calcext:value-type="float">
            <text:p>204.8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88656" calcext:value-type="float">
            <text:p>204.8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907896" calcext:value-type="float">
            <text:p>204.9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935328" calcext:value-type="float">
            <text:p>204.9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956664" calcext:value-type="float">
            <text:p>204.9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978" calcext:value-type="float">
            <text:p>204.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011528" calcext:value-type="float">
            <text:p>205.0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051152" calcext:value-type="float">
            <text:p>205.0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093824" calcext:value-type="float">
            <text:p>205.0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5-30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148688" calcext:value-type="float">
            <text:p>205.1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5-16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25232" calcext:value-type="float">
            <text:p>205.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4-19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249272" calcext:value-type="float">
            <text:p>205.2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3-23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102968" calcext:value-type="float">
            <text:p>205.1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2-22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08468" calcext:value-type="float">
            <text:p>205.0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7-01-27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377288" calcext:value-type="float">
            <text:p>205.3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6-12-29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401672" calcext:value-type="float">
            <text:p>205.4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6-11-29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240128" calcext:value-type="float">
            <text:p>205.2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6-11-16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965808" calcext:value-type="float">
            <text:p>204.9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6-11-02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971904" calcext:value-type="float">
            <text:p>204.9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6-10-06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93228" calcext:value-type="float">
            <text:p>204.9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6-08-25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956408" calcext:value-type="float">
            <text:p>205.9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6-08-09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304392" calcext:value-type="float">
            <text:p>204.3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6-07-14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68984" calcext:value-type="float">
            <text:p>204.4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6-06-28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853032" calcext:value-type="float">
            <text:p>204.8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6-06-15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5796" calcext:value-type="float">
            <text:p>204.6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86421001</text:p>
          </table:table-cell>
          <table:table-cell office:value-type="string" calcext:value-type="string">
            <text:p>KANKAKEE WELL FIELD N-1 NEAR HANNA, IN</text:p>
          </table:table-cell>
          <table:table-cell office:value-type="string" calcext:value-type="string">
            <text:p>2016-06-01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55496" calcext:value-type="float">
            <text:p>204.7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1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694" meta:object-count="0"/>
    <meta:user-defined meta:name="AppVersion">3.0</meta:user-defined>
  </office:meta>
</office:document-meta>
</file>